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02" officeooo:paragraph-rsid="0011f102"/>
    </style:style>
    <style:style style:name="P2" style:family="paragraph" style:parent-style-name="Standard">
      <style:text-properties officeooo:rsid="0015e7aa" officeooo:paragraph-rsid="0015e7aa"/>
    </style:style>
    <style:style style:name="P3" style:family="paragraph" style:parent-style-name="Standard">
      <style:text-properties officeooo:rsid="0013bfc0" officeooo:paragraph-rsid="0013bfc0"/>
    </style:style>
    <style:style style:name="P4" style:family="paragraph" style:parent-style-name="Standard">
      <style:text-properties officeooo:rsid="00187956" officeooo:paragraph-rsid="00187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ar codigo: ctrl+shift+i</text:p>
      <text:p text:style-name="P1"/>
      <text:p text:style-name="P2">seleccionar siguiente en vs code: ctrl+d</text:p>
      <text:p text:style-name="P2">deseleccionar siguiente : ctrl+k</text:p>
      <text:p text:style-name="P1"/>
      <text:p text:style-name="P3">detener proceso de la terminal (ej cortar un bucle infinito): ctrl+c </text:p>
      <text:p text:style-name="P3"/>
      <text:p text:style-name="P4">Mandar una linea para abajo o arriba: alt+ flechas up/dow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9:18:43.582189728</meta:creation-date>
    <dc:date>2021-01-19T00:10:47.189167832</dc:date>
    <meta:editing-duration>PT3H35M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5" meta:word-count="34" meta:character-count="227" meta:non-whitespace-character-count="197"/>
  </office:meta>
</office:document-meta>
</file>